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text-properties fo:color="#ff33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olitique de confidentialité </text:h>
      <text:h text:style-name="Heading_20_1" text:outline-level="1">Jingoo</text:h>
      <text:p text:style-name="Text_20_body"><text:span text:style-name="Emphasis">Dernière mise à jour le 25 Mai 2018</text:span></text:p>
      <text:h text:style-name="Heading_20_2" text:outline-level="2">En substance</text:h>
      <text:p text:style-name="Text_20_body">IMAGE-LIBRE STUDIO recueille uniquement les données nécessaires à l'utilisation des services Jingoo.com, vos données ne sont jamais vendues, louées ou échangées à des tiers.</text:p>
      <text:h text:style-name="Heading_20_2" text:outline-level="2">En détail</text:h>
      <text:p text:style-name="Text_20_body">La présente politique de confidentialité définit et vous informe de la manière dont IMAGE-LIBRE STUDIO (www.jingoo.com) utilise les informations que vous nous transmettez, le cas échéant, lorsque vous utilisez le présent site accessible à partir de l'URL suivante : www.jingoo.com (ci-après le « Site »).</text:p>
      <text:p text:style-name="Text_20_body">Veuillez noter que cette politique de confidentialité est susceptible d'être modifiée ou complétée à tout moment par IMAGE-LIBRE STUDIO, notamment en vue de se conformer à toute évolution législative, réglementaire, jurisprudentielle ou technologique. Dans un tel cas, la date de sa mise à jour sera clairement identifiée en tête de la présente politique. Ces modifications engagent l'Utilisateur dès leur mise en ligne. Il convient par conséquent que l'Utilisateur consulte régulièrement la présente politique de confidentialité.</text:p>
      <text:h text:style-name="Heading_20_2" text:outline-level="2">Données personnelles</text:h>
      <text:p text:style-name="Text_20_body">D'une manière générale, il vous est possible de visiter le Site de IMAGE-LIBRE STUDIO sans communiquer aucune information personnelle vous concernant. En toute hypothèse, vous n'êtes en aucune manière obligé de transmettre ces informations à IMAGE-LIBRE STUDIO.</text:p>
      <text:p text:style-name="Text_20_body">Néanmoins, en cas de refus, il se peut que vous ne puissiez pas bénéficier de certaines informations ou services que vous avez demandé. À ce titre en effet, IMAGE-LIBRE STUDIO peut être amené dans certains cas à vous demander de renseigner vos nom, prénom, adresse mail, numéro de téléphone, adresse (ci-après vos « Informations Personnelles »). En fournissant ces informations, vous acceptez expressément qu'elles soient traitées par IMAGE-LIBRE STUDIO, aux fins indiquées au point 2 ci-dessous.</text:p>
      <text:p text:style-name="Text_20_body">Conformément au Règlement Général sur la Protection des Données (RGPD) adopté par le Parlement européen le 14 avril 2016, et à la Loi Informatique et Libertés du 6 janvier 1978 modifiée, IMAGE-LIBRE STUDIO vous informe des points suivants :</text:p>
      <text:h text:style-name="Heading_20_3" text:outline-level="3">1 - Identité du responsable de traitement</text:h>
      <text:p text:style-name="P1">  Société IMAGE-LIBRE STUDIO</text:p>
      <text:p text:style-name="P1">  support@jingoo.com</text:p>
      <text:p text:style-name="Text_20_body">  Centre International d'Affaires - Bld Marcel Dassault - 64200 Biarritz - France</text:p>
      <text:h text:style-name="Heading_20_3" text:outline-level="3">2 - Finalités du traitement</text:h>
      <text:p text:style-name="Text_20_body">IMAGE-LIBRE STUDIO recueille uniquement les données nécessaires à l'utilisation des services <text:soft-page-break/>Jingoo.com, vos données ne sont jamais vendues, louées ou échangées à des tiers.</text:p>
      <text:p text:style-name="Text_20_body">IMAGE-LIBRE STUDIO est susceptible de traiter vos Informations Personnelles :</text:p>
      <text:p text:style-name="Text_20_body">(a) aux fins de vous fournir les informations ou les services que vous avez demandé (notamment : l'envoi d'informations relatives à vos reportages) ; et/ou</text:p>
      <text:p text:style-name="Text_20_body">(b) aux fins de livraison de vos commandes ; et/ou</text:p>
      <text:p text:style-name="Text_20_body">(c) aux fins de pouvoir vous contacter à propos de différents événements relatifs à IMAGE-LIBRE STUDIO, incluant notamment le support client.</text:p>
      <text:p text:style-name="Text_20_body">En d'autres termes,</text:p>
      <text:p text:style-name="Text_20_body">IMAGE-LIBRE STUDIO est destinataire de vos Informations Personnelles. Celles-ci, ne sont jamais transmises à un tiers, à l'exception des sous-traitants auxquels IMAGE-LIBRE STUDIO fait appel pour la fabrication et la livraison de vos commandes.</text:p>
      <text:p text:style-name="Text_20_body">Ni IMAGE-LIBRE STUDIO, ni ses sous-traitants, ne procèdent à la commercialisation des données personnelles des visiteurs et utilisateurs de son Site.</text:p>
      <text:h text:style-name="Heading_20_3" text:outline-level="3">3 - Droits informatique et libertés</text:h>
      <text:p text:style-name="Text_20_body">Vous disposez des droits suivants concernant vos Informations Personnelles, que vous pouvez exercer en nous écrivant à l'adresse postale mentionnée ci-dessus ou par email à support@jingoo.com.</text:p>
      <text:p text:style-name="Text_20_body">  Droit d'accès et de communication des données</text:p>
      <text:p text:style-name="Text_20_body">Vous avez la faculté d'accéder aux Informations Personnelles qui vous concernent sur demande.</text:p>
      <text:p text:style-name="Text_20_body">Cependant, en raison de l'obligation de sécurité et de confidentialité dans le traitement des données à caractère personnel qui incombe à IMAGE-LIBRE STUDIO, vous êtes informés que votre demande sera traitée sous réserve que vous apportiez la preuve de votre identité.</text:p>
      <text:p text:style-name="Text_20_body">Pour vous aider dans votre démarche, notamment si vous désirez exercer votre droit d'accès par le biais d'une demande écrite à l'adresse postale mentionnée au point 1, vous trouverez sous ce paragraphe un modèle de courrier élaboré par la Commission Nationale de l'Informatique et des Libertés (la « CNIL »).</text:p>
      <text:p text:style-name="Text_20_body"/>
      <text:p text:style-name="P2">Modele de courier pour exercer votre droit d'accés : https://www.cnil.fr/fr/modele/courrier/exercer-son-droit-dacces</text:p>
      <text:p text:style-name="Text_20_body"/>
      <text:p text:style-name="Text_20_body">  Droit de rectification des données</text:p>
      <text:p text:style-name="Text_20_body">Au titre de ce droit, la législation vous habilite à demander la rectification, la mise à jour, le verrouillage ou encore l'effacement des données vous concernant qui peuvent s'avérer le cas échéant inexactes, erronées, incomplètes ou obsolètes.</text:p>
      <text:p text:style-name="Text_20_body">Également, vous pouvez définir des directives générales et particulières relatives au sort des données à caractère personnel après votre décès. Le cas échéant, les héritiers d'une personne décédée peuvent exiger de prendre en considération le décès de leur proche et/ou de procéder aux mises à jour nécessaires.</text:p>
      <text:p text:style-name="Text_20_body">Pour vous aider dans votre démarche, notamment si vous désirez exercer, pour votre propre compte ou pour le compte de l'un de vos proches décédé, votre droit de rectification par le biais d'une demande écrite à l'adresse postale mentionnée au point 1, vous trouverez sous ce paragraphe un modèle de courrier élaboré par la CNIL.</text:p>
      <text:p text:style-name="Text_20_body"><text:soft-page-break/></text:p>
      <text:p text:style-name="P2">Modele de courier pour exercer votre droit de rectification : https://www.cnil.fr/fr/modele/courrier/rectifier-des-donnees-incompletes</text:p>
      <text:h text:style-name="Heading_20_3" text:outline-level="3">4 - Délais de réponse</text:h>
      <text:p text:style-name="Text_20_body">IMAGE-LIBRE STUDIO s'engage à répondre à votre demande d'accès, de rectification ou d'opposition ou toute autre demande complémentaire d'informations dans un délai raisonnable qui ne saurait dépasser 1 mois à compter de la réception de votre demand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iart Jean Michel</meta:initial-creator>
    <meta:creation-date>2022-09-09T12:10:14.39</meta:creation-date>
    <dc:date>2022-09-09T12:15:09.81</dc:date>
    <dc:creator>Triart Jean Michel</dc:creator>
    <meta:editing-duration>PT4M1S</meta:editing-duration>
    <meta:editing-cycles>2</meta:editing-cycles>
    <meta:generator>OpenOffice/4.1.7$Win32 OpenOffice.org_project/417m1$Build-9800</meta:generator>
    <meta:document-statistic meta:table-count="0" meta:image-count="0" meta:object-count="0" meta:page-count="3" meta:paragraph-count="39" meta:word-count="840" meta:character-count="5704"/>
  </office:meta>
</office:document-meta>
</file>